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officeooo:rsid="001e0467" officeooo:paragraph-rsid="001e0467"/>
    </style:style>
    <style:style style:name="P2" style:family="paragraph" style:parent-style-name="Text_20_body">
      <style:text-properties style:font-name="Times New Roman" officeooo:rsid="001e6fee" officeooo:paragraph-rsid="001e6fee"/>
    </style:style>
    <style:style style:name="P3" style:family="paragraph" style:parent-style-name="Text_20_body">
      <style:text-properties officeooo:rsid="002036ae" officeooo:paragraph-rsid="002036ae"/>
    </style:style>
    <style:style style:name="P4" style:family="paragraph" style:parent-style-name="Text_20_body">
      <style:text-properties officeooo:rsid="0021c425" officeooo:paragraph-rsid="0021c425"/>
    </style:style>
    <style:style style:name="T1" style:family="text">
      <style:text-properties officeooo:rsid="001e6fee"/>
    </style:style>
    <style:style style:name="T2" style:family="text">
      <style:text-properties officeooo:rsid="002036ae"/>
    </style:style>
    <style:style style:name="T3" style:family="text">
      <style:text-properties style:font-name="Times New Roman"/>
    </style:style>
    <style:style style:name="T4" style:family="text">
      <style:text-properties officeooo:rsid="0021c4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gramación tarea 5 – <text:span text:style-name="T4">Lahoz Sánchez Rubén</text:span></text:h>
      <text:h text:style-name="Heading_20_4" text:outline-level="4">Clase CuentaBancaria:</text:h>
      <text:p text:style-name="P1">Dispone de atributos de tipo String para el titular de la cuenta, String para el número de cuenta e int para el saldo de la cuenta. <text:s/>Para la cuenta se ha elegido String debido a su tamaño de 20 dígitos y que al estar formado por 4 elementos, resulta más cómoda su manipulación.</text:p>
      <text:p text:style-name="P1">Dispone de un método de clase, capaz de validar un número de cuenta que se pasará por par<text:span text:style-name="T1">á</text:span>metro de tipo String. <text:s/><text:span text:style-name="T1">El método devolverá un true o false dependiendo si es válido o no el número de cuenta. <text:s/>No lanza excepción.</text:span></text:p>
      <text:p text:style-name="P2">Dispone de 2 constructores, ambos requieren de un titular y un número de cuenta. <text:s/>Además de estos dos parámetros, uno necesita de un saldo inicial de la cuenta y el otro inicializará con saldo 0. <text:s/>Los constructores lanzaran una excepción si el String del titular supera los 20 caracteres o si el número de cuenta no es válido.</text:p>
      <text:p text:style-name="P2">Dispone de una interfaz para acceder a los atributos, pudiendo solicitar, el número de cuenta completo así como los diferentes datos de este por sepadado, el titular de la cuenta y el saldo actual. <text:s/>También permite realizar operaciones de ingreso y retirada de dinero las cu<text:span text:style-name="T2">a</text:span>les <text:span text:style-name="T2">lanzan una excepción y no realizan la operación si, al retirar dinero, el saldo final es negativo, o si se intenta ingresar una cantidad negativa.</text:span></text:p>
      <text:h text:style-name="Heading_20_4" text:outline-level="4">Jerarquía de excepciones:</text:h>
      <text:p text:style-name="P3"><text:span text:style-name="T3">Se ha creado un clase principal CccException derivada de exception. <text:s/>A su vez se dispones de 3 clases más que heredan de CccException que son, SaldoNegativo, IngresoNegativo, e InvalidCcc.</text:span></text:p>
      <text:p text:style-name="P4"><text:span text:style-name="T3">Dichas excepciones se lanzan cuando se realiza una operación que acabo con saldo negativo, cuando se intenta realizar un ingreso de una cantidad negativa y cuando al crear un objeto CuentaBancaria, el número de cuenta introducido no se válido. <text:s/>Para todas las demás acciones no permitidas, se lanza una CccException.</text:span></text:p>
      <text:h text:style-name="Heading_20_4" text:outline-level="4">Clase AplicacionCuentaBancaria:</text:h>
      <text:p text:style-name="P4">Se encarga de la creación de un objeto CuentaBancaria a partir de los datos solicitados por pantalla, de la presentación de un menú de opciones y de realizar las operaciones de dicho menú, solicitadas por el usuario, por medio del objeto creado anteriormente. <text:s/>A su vez, recoge las diferentes excepciones para dar al usuario información del estado y operaciones que reali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1:06:24.251000000</meta:creation-date>
    <dc:date>2018-10-30T11:52:06.772000000</dc:date>
    <meta:editing-duration>PT8M10S</meta:editing-duration>
    <meta:editing-cycles>1</meta:editing-cycles>
    <meta:document-statistic meta:table-count="0" meta:image-count="0" meta:object-count="0" meta:page-count="1" meta:paragraph-count="11" meta:word-count="376" meta:character-count="2245" meta:non-whitespace-character-count="1870"/>
    <meta:generator>LibreOffice/6.1.2.1$Windows_X86_64 LibreOffice_project/65905a128db06ba48db947242809d14d3f9a93fe</meta:generator>
  </office:meta>
</office:document-meta>
</file>